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dc5" officeooo:paragraph-rsid="000dfdc5"/>
    </style:style>
    <style:style style:name="P2" style:family="paragraph" style:parent-style-name="Standard">
      <style:text-properties officeooo:rsid="000e9d2d" officeooo:paragraph-rsid="000e9d2d"/>
    </style:style>
    <style:style style:name="P3" style:family="paragraph" style:parent-style-name="Standard">
      <style:text-properties officeooo:rsid="001006aa" officeooo:paragraph-rsid="001006aa"/>
    </style:style>
    <style:style style:name="P4" style:family="paragraph" style:parent-style-name="Standard">
      <style:text-properties officeooo:rsid="0011842e" officeooo:paragraph-rsid="0011842e"/>
    </style:style>
    <style:style style:name="T1" style:family="text">
      <style:text-properties fo:color="#158466" loext:opacity="100%"/>
    </style:style>
    <style:style style:name="T2" style:family="text">
      <style:text-properties officeooo:rsid="000eecba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officeooo:rsid="0011e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áš Šuba 4.C 2. skupina</text:p>
      <text:p text:style-name="P1"/>
      <text:p text:style-name="P1"/>
      <text:p text:style-name="P2">Instalacia nextjs:</text:p>
      <text:p text:style-name="P2"/>
      <text:p text:style-name="P1">npx <text:a xlink:type="simple" xlink:href="mailto:create-next-app@latest" text:style-name="Internet_20_link" text:visited-style-name="Visited_20_Internet_20_Link">create-next-app@latest</text:a></text:p>
      <text:p text:style-name="P1"/>
      <text:p text:style-name="P1">What is your project named? my-app</text:p>
      <text:p text:style-name="P1">Would you like to use TypeScript? No / <text:span text:style-name="T3">Yes</text:span></text:p>
      <text:p text:style-name="P1">Would you like to use ESLint? No / <text:span text:style-name="T3">Yes</text:span></text:p>
      <text:p text:style-name="P1">Would you like to use Tailwind CSS? <text:span text:style-name="T3">No </text:span>/ Yes</text:p>
      <text:p text:style-name="P1">Would you like your code inside a `src/` directory? No / <text:span text:style-name="T3">Yes</text:span></text:p>
      <text:p text:style-name="P1">Would you like to use App Router? (recommended) No / <text:span text:style-name="T3">Yes</text:span></text:p>
      <text:p text:style-name="P1">Would you like to use Turbopack for `next dev`? <text:s/>No / Yes</text:p>
      <text:p text:style-name="P1">Would you like to customize the import alias (`@/*` by default)? <text:span text:style-name="T3">No</text:span><text:span text:style-name="T1"> </text:span>/ Yes</text:p>
      <text:p text:style-name="P1">What import alias would you like configured? @/*</text:p>
      <text:p text:style-name="P1"/>
      <text:p text:style-name="P1">npm run dev – <text:span text:style-name="T2">spusti server v administrativnom rezime</text:span></text:p>
      <text:p text:style-name="P1"/>
      <text:p text:style-name="P3">vyhradene subory:</text:p>
      <text:p text:style-name="P3">page.tsx</text:p>
      <text:p text:style-name="P3">layout.tsx</text:p>
      <text:p text:style-name="P3">not-found.tsx</text:p>
      <text:p text:style-name="P3"/>
      <text:p text:style-name="P3">import <text:s/>Typography <text:s/>from "@mui/material/Typography";</text:p>
      <text:p text:style-name="P3"/>
      <text:p text:style-name="P3">export default function Home() {</text:p>
      <text:p text:style-name="P3"><text:s text:c="2"/>return (</text:p>
      <text:p text:style-name="P3"><text:s text:c="4"/>&lt;Typography&gt;Domovska stranka&lt;/Typography&gt;</text:p>
      <text:p text:style-name="P3"><text:s text:c="2"/>);</text:p>
      <text:p text:style-name="P3">}</text:p>
      <text:p text:style-name="P3"/>
      <text:p text:style-name="P3"/>
      <text:p text:style-name="P3"><text:span text:style-name="T4">g</text:span>it <text:s/>branch -m main</text:p>
      <text:p text:style-name="P3">git config --global user.name "zoska-snap"</text:p>
      <text:p text:style-name="P3">git config --global user.email "<text:a xlink:type="simple" xlink:href="mailto:tomas.suba77@gmail.com" text:style-name="Internet_20_link" text:visited-style-name="Visited_20_Internet_20_Link">tomas.suba77@gmail.com</text:a>"</text:p>
      <text:p text:style-name="P3"/>
      <text:p text:style-name="P3">git remote add origin <text:a xlink:type="simple" xlink:href="https://github.com/T0miSK/zoska-snap.git" text:style-name="Internet_20_link" text:visited-style-name="Visited_20_Internet_20_Link">https://github.com/T0miSK/zoska-snap.git</text:a></text:p>
      <text:p text:style-name="P3"/>
      <text:p text:style-name="P4">git add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4:55.459657816</meta:creation-date>
    <meta:generator>LibreOffice/24.2.5.2$Linux_X86_64 LibreOffice_project/420$Build-2</meta:generator>
    <dc:date>2024-09-26T12:33:54.695329258</dc:date>
    <meta:editing-duration>PT51M47S</meta:editing-duration>
    <meta:editing-cycles>5</meta:editing-cycles>
    <meta:document-statistic meta:table-count="0" meta:image-count="0" meta:object-count="0" meta:page-count="1" meta:paragraph-count="28" meta:word-count="152" meta:character-count="953" meta:non-whitespace-character-count="818"/>
  </office:meta>
</office:document-meta>
</file>